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13cm"/>
    </style:style>
    <style:style style:name="gr4" style:family="graphic" style:parent-style-name="standard">
      <style:graphic-properties draw:stroke="none" svg:stroke-color="#000000" draw:fill="none" draw:fill-color="#ffffff" fo:min-height="2.15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draw:stroke="none" svg:stroke-color="#000000" draw:fill="none" draw:fill-color="#ffffff" fo:min-height="2.9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3cm" svg:height="3cm" svg:x="1.4cm" svg:y="1.2cm">
          <text:p/>
        </draw:rect>
        <draw:line draw:style-name="gr2" draw:text-style-name="P1" draw:layer="layout" svg:x1="1.4cm" svg:y1="2cm" svg:x2="5.7cm" svg:y2="2cm">
          <text:p/>
        </draw:line>
        <draw:frame draw:style-name="gr3" draw:text-style-name="P1" draw:layer="layout" svg:width="4.3cm" svg:height="1.063cm" svg:x="1.4cm" svg:y="1.2cm">
          <draw:text-box>
            <text:p text:style-name="P1">Album</text:p>
          </draw:text-box>
        </draw:frame>
        <draw:frame draw:style-name="gr4" draw:text-style-name="P2" draw:layer="layout" svg:width="4.2cm" svg:height="2.4cm" svg:x="1.4cm" svg:y="2cm">
          <draw:text-box>
            <text:p><text:span text:style-name="T1">album_id</text:span></text:p>
            <text:p><text:span text:style-name="T2">album_nom</text:span></text:p>
            <text:p><text:span text:style-name="T2">album_année</text:span></text:p>
            <text:p><text:span text:style-name="T2">album_pochette</text:span></text:p>
          </draw:text-box>
        </draw:frame>
        <draw:rect draw:style-name="gr1" draw:text-style-name="P1" draw:layer="layout" svg:width="4.3cm" svg:height="3.1cm" svg:x="10.5cm" svg:y="3.1cm">
          <text:p/>
        </draw:rect>
        <draw:line draw:style-name="gr2" draw:text-style-name="P1" draw:layer="layout" svg:x1="10.5cm" svg:y1="3.7cm" svg:x2="14.8cm" svg:y2="3.7cm">
          <text:p/>
        </draw:line>
        <draw:frame draw:style-name="gr5" draw:text-style-name="P1" draw:layer="layout" svg:width="4.3cm" svg:height="1.4cm" svg:x="10.5cm" svg:y="2.9cm">
          <draw:text-box>
            <text:p text:style-name="P1">Morceau</text:p>
          </draw:text-box>
        </draw:frame>
        <draw:frame draw:style-name="gr6" draw:text-style-name="P2" draw:layer="layout" svg:width="4.2cm" svg:height="3.2cm" svg:x="10.5cm" svg:y="3.7cm">
          <draw:text-box>
            <text:p><text:span text:style-name="T1"/></text:p>
            <text:p><text:span text:style-name="T1">morceau_id</text:span></text:p>
            <text:p><text:span text:style-name="T2">morceau_Titre</text:span></text:p>
            <text:p><text:span text:style-name="T2">morceau_date</text:span></text:p>
            <text:p><text:span text:style-name="T2">morceau_durée</text:span></text:p>
          </draw:text-box>
        </draw:frame>
        <draw:rect draw:style-name="gr1" draw:text-style-name="P1" draw:layer="layout" svg:width="4.3cm" svg:height="2.3cm" svg:x="24.2cm" svg:y="3.3cm">
          <text:p/>
        </draw:rect>
        <draw:line draw:style-name="gr2" draw:text-style-name="P1" draw:layer="layout" svg:x1="24.2cm" svg:y1="4.1cm" svg:x2="28.5cm" svg:y2="4.1cm">
          <text:p/>
        </draw:line>
        <draw:frame draw:style-name="gr3" draw:text-style-name="P1" draw:layer="layout" svg:width="4.3cm" svg:height="1.063cm" svg:x="24.2cm" svg:y="3.3cm">
          <draw:text-box>
            <text:p text:style-name="P1">Playlist</text:p>
          </draw:text-box>
        </draw:frame>
        <draw:frame draw:style-name="gr4" draw:text-style-name="P2" draw:layer="layout" svg:width="4.2cm" svg:height="2.4cm" svg:x="24.2cm" svg:y="4.1cm">
          <draw:text-box>
            <text:p><text:span text:style-name="T1">playlist_id</text:span></text:p>
            <text:p><text:span text:style-name="T2">playlist_nom</text:span></text:p>
            <text:p><text:span text:style-name="T2"/></text:p>
          </draw:text-box>
        </draw:frame>
        <draw:rect draw:style-name="gr1" draw:text-style-name="P1" draw:layer="layout" svg:width="4.3cm" svg:height="2.2cm" svg:x="10.7cm" svg:y="14.7cm">
          <text:p/>
        </draw:rect>
        <draw:line draw:style-name="gr2" draw:text-style-name="P1" draw:layer="layout" svg:x1="10.7cm" svg:y1="15.5cm" svg:x2="15cm" svg:y2="15.5cm">
          <text:p/>
        </draw:line>
        <draw:frame draw:style-name="gr3" draw:text-style-name="P1" draw:layer="layout" svg:width="4.3cm" svg:height="1.063cm" svg:x="10.7cm" svg:y="14.7cm">
          <draw:text-box>
            <text:p text:style-name="P1">Genre</text:p>
          </draw:text-box>
        </draw:frame>
        <draw:frame draw:style-name="gr4" draw:text-style-name="P2" draw:layer="layout" svg:width="4.2cm" svg:height="2.4cm" svg:x="10.7cm" svg:y="15.6cm">
          <draw:text-box>
            <text:p><text:span text:style-name="T1">genre_id</text:span></text:p>
            <text:p><text:span text:style-name="T2">genre_nom</text:span></text:p>
            <text:p><text:span text:style-name="T2"/></text:p>
          </draw:text-box>
        </draw:frame>
        <draw:rect draw:style-name="gr1" draw:text-style-name="P1" draw:layer="layout" svg:width="4.3cm" svg:height="3cm" svg:x="17.3cm" svg:y="3cm">
          <text:p/>
        </draw:rect>
        <draw:line draw:style-name="gr2" draw:text-style-name="P1" draw:layer="layout" svg:x1="17.3cm" svg:y1="3.8cm" svg:x2="21.6cm" svg:y2="3.8cm">
          <text:p/>
        </draw:line>
        <draw:frame draw:style-name="gr3" draw:text-style-name="P1" draw:layer="layout" svg:width="4.3cm" svg:height="1.063cm" svg:x="17.3cm" svg:y="3cm">
          <draw:text-box>
            <text:p text:style-name="P1">Appartient</text:p>
          </draw:text-box>
        </draw:frame>
        <draw:frame draw:style-name="gr4" draw:text-style-name="P2" draw:layer="layout" svg:width="4.2cm" svg:height="2.4cm" svg:x="17.3cm" svg:y="3.8cm">
          <draw:text-box>
            <text:p><text:span text:style-name="T1">#morceau_id</text:span></text:p>
            <text:p><text:span text:style-name="T1">#playlist_id</text:span></text:p>
            <text:p><text:span text:style-name="T2">place</text:span></text:p>
            <text:p><text:span text:style-name="T2"/></text:p>
          </draw:text-box>
        </draw:frame>
        <draw:line draw:style-name="gr7" draw:text-style-name="P1" draw:layer="layout" svg:x1="17.1cm" svg:y1="4.1cm" svg:x2="13.1cm" svg:y2="4.6cm">
          <text:p/>
        </draw:line>
        <draw:line draw:style-name="gr7" draw:text-style-name="P1" draw:layer="layout" svg:x1="19.8cm" svg:y1="4.7cm" svg:x2="24.3cm" svg:y2="4.5cm">
          <text:p/>
        </draw:line>
        <draw:rect draw:style-name="gr1" draw:text-style-name="P1" draw:layer="layout" svg:width="4.3cm" svg:height="3cm" svg:x="10.6cm" svg:y="8.8cm">
          <text:p/>
        </draw:rect>
        <draw:line draw:style-name="gr2" draw:text-style-name="P1" draw:layer="layout" svg:x1="10.6cm" svg:y1="9.6cm" svg:x2="14.9cm" svg:y2="9.6cm">
          <text:p/>
        </draw:line>
        <draw:frame draw:style-name="gr3" draw:text-style-name="P1" draw:layer="layout" svg:width="4.3cm" svg:height="1.063cm" svg:x="10.6cm" svg:y="8.8cm">
          <draw:text-box>
            <text:p text:style-name="P1">Caracteriser</text:p>
          </draw:text-box>
        </draw:frame>
        <draw:frame draw:style-name="gr4" draw:text-style-name="P2" draw:layer="layout" svg:width="4.2cm" svg:height="2.4cm" svg:x="10.6cm" svg:y="9.6cm">
          <draw:text-box>
            <text:p><text:span text:style-name="T1">#morceau_id</text:span></text:p>
            <text:p><text:span text:style-name="T1">#genre_id</text:span></text:p>
          </draw:text-box>
        </draw:frame>
        <draw:line draw:style-name="gr2" draw:text-style-name="P1" draw:layer="layout" svg:x1="10.7cm" svg:y1="9.9cm" svg:x2="8.6cm" svg:y2="5.6cm">
          <text:p/>
        </draw:line>
        <draw:line draw:style-name="gr7" draw:text-style-name="P1" draw:layer="layout" svg:x1="8.6cm" svg:y1="5.6cm" svg:x2="10.5cm" svg:y2="4.7cm">
          <text:p/>
        </draw:line>
        <draw:line draw:style-name="gr2" draw:text-style-name="P1" draw:layer="layout" svg:x1="10.7cm" svg:y1="10.4cm" svg:x2="9.4cm" svg:y2="14.6cm">
          <text:p/>
        </draw:line>
        <draw:line draw:style-name="gr7" draw:text-style-name="P1" draw:layer="layout" svg:x1="9.4cm" svg:y1="14.6cm" svg:x2="10.7cm" svg:y2="15.9cm">
          <text:p/>
        </draw:line>
        <draw:rect draw:style-name="gr1" draw:text-style-name="P1" draw:layer="layout" svg:width="4.3cm" svg:height="2cm" svg:x="22.8cm" svg:y="10.3cm">
          <text:p/>
        </draw:rect>
        <draw:line draw:style-name="gr2" draw:text-style-name="P1" draw:layer="layout" svg:x1="22.8cm" svg:y1="11.1cm" svg:x2="27.1cm" svg:y2="11.1cm">
          <text:p/>
        </draw:line>
        <draw:frame draw:style-name="gr3" draw:text-style-name="P1" draw:layer="layout" svg:width="4.3cm" svg:height="1.063cm" svg:x="22.8cm" svg:y="10.3cm">
          <draw:text-box>
            <text:p text:style-name="P1">Artiste</text:p>
          </draw:text-box>
        </draw:frame>
        <draw:frame draw:style-name="gr8" draw:layer="layout" svg:width="4.1cm" svg:height="1.199cm" svg:x="22.9cm" svg:y="11.2cm">
          <draw:text-box>
            <text:p><text:span text:style-name="T1">artiste_id</text:span></text:p>
            <text:p><text:span text:style-name="T2">artiste_nom</text:span></text:p>
          </draw:text-box>
        </draw:frame>
        <draw:rect draw:style-name="gr1" draw:text-style-name="P1" draw:layer="layout" svg:width="3.6cm" svg:height="2.5cm" svg:x="17.5cm" svg:y="7.2cm">
          <text:p/>
        </draw:rect>
        <draw:line draw:style-name="gr2" draw:text-style-name="P1" draw:layer="layout" svg:x1="17.5cm" svg:y1="8cm" svg:x2="21.1cm" svg:y2="8cm">
          <text:p/>
        </draw:line>
        <draw:frame draw:style-name="gr9" draw:layer="layout" svg:width="3.4cm" svg:height="0.963cm" svg:x="17.6cm" svg:y="7.137cm">
          <draw:text-box>
            <text:p>participe</text:p>
          </draw:text-box>
        </draw:frame>
        <draw:frame draw:style-name="gr10" draw:text-style-name="P2" draw:layer="layout" svg:width="3.4cm" svg:height="1.5cm" svg:x="17.6cm" svg:y="8.1cm">
          <draw:text-box>
            <text:p text:style-name="P2"><text:span text:style-name="T1">#artiste_id</text:span></text:p>
            <text:p text:style-name="P2"><text:span text:style-name="T1">#morceau_id</text:span></text:p>
          </draw:text-box>
        </draw:frame>
        <draw:line draw:style-name="gr7" draw:text-style-name="P1" draw:layer="layout" svg:x1="20.1cm" svg:y1="8.6cm" svg:x2="23cm" svg:y2="11.6cm">
          <text:p/>
        </draw:line>
        <draw:line draw:style-name="gr7" draw:text-style-name="P1" draw:layer="layout" svg:x1="17.6cm" svg:y1="8.8cm" svg:x2="13.6cm" svg:y2="4.8cm">
          <text:p/>
        </draw:line>
        <draw:rect draw:style-name="gr1" draw:text-style-name="P1" draw:layer="layout" svg:width="4.3cm" svg:height="2cm" svg:x="2.9cm" svg:y="8.1cm">
          <text:p/>
        </draw:rect>
        <draw:line draw:style-name="gr2" draw:text-style-name="P1" draw:layer="layout" svg:x1="2.9cm" svg:y1="8.9cm" svg:x2="7.2cm" svg:y2="8.9cm">
          <text:p/>
        </draw:line>
        <draw:frame draw:style-name="gr3" draw:text-style-name="P1" draw:layer="layout" svg:width="4.3cm" svg:height="1.063cm" svg:x="2.9cm" svg:y="8.1cm">
          <draw:text-box>
            <text:p text:style-name="P1">Appartient</text:p>
          </draw:text-box>
        </draw:frame>
        <draw:frame draw:style-name="gr8" draw:layer="layout" svg:width="4.1cm" svg:height="1.199cm" svg:x="3cm" svg:y="9cm">
          <draw:text-box>
            <text:p><text:span text:style-name="T1">#morceau_id</text:span></text:p>
            <text:p><text:span text:style-name="T1">#album_id</text:span></text:p>
          </draw:text-box>
        </draw:frame>
        <draw:line draw:style-name="gr7" draw:text-style-name="P1" draw:layer="layout" svg:x1="6cm" svg:y1="9.9cm" svg:x2="10.6cm" svg:y2="4.8cm">
          <text:p/>
        </draw:line>
        <draw:line draw:style-name="gr2" draw:text-style-name="P1" draw:layer="layout" svg:x1="3.1cm" svg:y1="9.4cm" svg:x2="0.5cm" svg:y2="3.1cm">
          <text:p/>
        </draw:line>
        <draw:line draw:style-name="gr7" draw:text-style-name="P1" draw:layer="layout" svg:x1="0.5cm" svg:y1="3.1cm" svg:x2="1.5cm" svg:y2="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11T11:43:17.25</meta:creation-date>
    <dc:date>2019-11-06T11:18:53.74</dc:date>
    <meta:editing-duration>PT1H20M24S</meta:editing-duration>
    <meta:editing-cycles>4</meta:editing-cycles>
    <meta:generator>OpenOffice/4.1.1$Win32 OpenOffice.org_project/411m6$Build-9775</meta:generator>
    <meta:document-statistic meta:object-count="47"/>
  </office:meta>
</office:document-meta>
</file>